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869" officeooo:paragraph-rsid="000f0869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f0869" officeooo:paragraph-rsid="000f0869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officeooo:rsid="0010815a" officeooo:paragraph-rsid="0010815a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110fde" officeooo:paragraph-rsid="00110fd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0815a" officeooo:paragraph-rsid="0010815a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negócio e métricas</text:p>
      <text:p text:style-name="P2"/>
      <text:p text:style-name="P2"><text:span text:style-name="T2">Definição do modelo de negócio:</text:span> <text:s/><text:span text:style-name="T1">Como você planeja ganhar dinheiro( Michael Lewis, 2000 e alguma coisa). Em resumo, elencar todos os meios pelos quais a empresa consegue captar dinheiro. Para um Cientista de Dados, se trata de entender essa definição claramente para que possa alavancá-la maximizando o retorno.</text:span></text:p>
      <text:p text:style-name="P2"><text:span text:style-name="T1"/></text:p>
      <text:p text:style-name="P5">Principais modelos de negócio:</text:p>
      <text:list xml:id="list1085484544" text:style-name="L1">
        <text:list-item>
          <text:p text:style-name="P3">E-commerce;</text:p>
        </text:list-item>
        <text:list-item>
          <text:p text:style-name="P4">Software AS a service;</text:p>
        </text:list-item>
        <text:list-item>
          <text:p text:style-name="P4">Serviço;</text:p>
        </text:list-item>
        <text:list-item>
          <text:p text:style-name="P4">Mobile App;</text:p>
        </text:list-item>
        <text:list-item>
          <text:p text:style-name="P4">Media Site;</text:p>
        </text:list-item>
        <text:list-item>
          <text:p text:style-name="P4">Marketplace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08:23:51.346727736</meta:creation-date>
    <dc:date>2022-05-25T08:44:59.227933516</dc:date>
    <meta:editing-duration>PT10M57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9" meta:word-count="74" meta:character-count="450" meta:non-whitespace-character-count="390"/>
  </office:meta>
</office:document-meta>
</file>